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0.902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5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3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7">Destinazione: </text:p>
            <text:p text:style-name="P10"><text:placeholder text:placeholder-type="text">&lt;o.order_id.destination_id.name&gt;</text:placeholder></text:p>
            <text:p text:style-name="P10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8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8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5:32:23.990549176</dc:date>
    <dc:creator>thebrush </dc:creator>
    <meta:editing-duration>PT5H56M42S</meta:editing-duration>
    <meta:editing-cycles>141</meta:editing-cycles>
    <meta:document-statistic meta:table-count="1" meta:image-count="0" meta:object-count="0" meta:page-count="2" meta:paragraph-count="11" meta:word-count="16" meta:character-count="245" meta:non-whitespace-character-count="238"/>
  </office:meta>
</office:document-meta>
</file>